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Times New Roman" svg:font-family="Times New Roman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3125in"/>
    </style:style>
    <style:style style:name="co3" style:family="table-column">
      <style:table-column-properties fo:break-before="auto" style:column-width="1.23958333333333in"/>
    </style:style>
    <style:style style:name="co4" style:family="table-column">
      <style:table-column-properties fo:break-before="auto" style:column-width="1.29166666666667in"/>
    </style:style>
    <style:style style:name="co5" style:family="table-column">
      <style:table-column-properties fo:break-before="auto" style:column-width="1.1875in"/>
    </style:style>
    <style:style style:name="co6" style:family="table-column">
      <style:table-column-properties fo:break-before="auto" style:column-width="1.08333333333333in"/>
    </style:style>
    <style:style style:name="co7" style:family="table-column">
      <style:table-column-properties fo:break-before="auto" style:column-width="0.895833333333333in"/>
    </style:style>
    <style:style style:name="co8" style:family="table-column">
      <style:table-column-properties fo:break-before="auto" style:column-width="0.84375in"/>
    </style:style>
    <style:style style:name="co9" style:family="table-column">
      <style:table-column-properties fo:break-before="auto" style:column-width="0.916666666666667in"/>
    </style:style>
    <style:style style:name="co10" style:family="table-column">
      <style:table-column-properties fo:break-before="auto" style:column-width="1.02083333333333in"/>
    </style:style>
    <style:style style:name="ro1" style:family="table-row">
      <style:table-row-properties style:row-height="0.1875in" fo:break-before="auto" style:use-optimal-row-height="true"/>
    </style:style>
    <style:style style:name="ro2" style:family="table-row">
      <style:table-row-properties style:row-height="0.236111111111111in" fo:break-before="auto" style:use-optimal-row-height="false"/>
    </style:style>
    <style:style style:name="ro3" style:family="table-row">
      <style:table-row-properties style:row-height="0.0833333333333333in" fo:break-before="auto" style:use-optimal-row-height="false"/>
    </style:style>
    <style:style style:name="ro4" style:family="table-row">
      <style:table-row-properties style:row-height="0.208333333333333in" fo:break-before="auto" style:use-optimal-row-height="false"/>
    </style:style>
    <style:style style:name="ro5" style:family="table-row">
      <style:table-row-properties style:row-height="0.180555555555556in" fo:break-before="auto" style:use-optimal-row-height="false"/>
    </style:style>
    <style:style style:name="ro6" style:family="table-row">
      <style:table-row-properties style:row-height="0.194444444444444in" fo:break-before="auto" style:use-optimal-row-height="false"/>
    </style:style>
    <style:style style:name="ro7" style:family="table-row">
      <style:table-row-properties style:row-height="0.1666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" style:family="table-cell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" style:family="table-cell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" style:family="table-cell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6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7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8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9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10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11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12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13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14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15" style:family="table-cell" style:parent-style-name="Default">
      <style:table-cell-properties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ce64" style:family="table-cell" style:parent-style-name="Default">
      <style:table-cell-properties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65" style:family="table-cell" style:parent-style-name="Default">
      <style:table-cell-properties style:border="none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66" style:family="table-cell" style:parent-style-name="Default">
      <style:table-cell-properties style:border="none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67" style:family="table-cell" style:parent-style-name="Default">
      <style:table-cell-properties style:border="none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68" style:family="table-cell" style:parent-style-name="Default" style:data-style-name="N14">
      <style:table-cell-properties style:border="none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69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70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71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72" style:family="table-cell" style:parent-style-name="Default">
      <style:table-cell-properties style:border="none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73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74" style:family="table-cell" style:parent-style-name="Default" style:data-style-name="N15">
      <style:table-cell-properties fo:border-left="1.0pt solid " fo:border-right="1.0pt solid " fo:border-top="1.0pt solid " fo:border-bottom="1.0pt solid 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75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70C0" style:text-underline-style="none"/>
    </style:style>
    <style:style style:name="ce76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70C0" style:text-underline-style="none"/>
    </style:style>
    <style:style style:name="ce77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B050" style:text-underline-style="none"/>
    </style:style>
    <style:style style:name="ce78" style:family="table-cell" style:parent-style-name="Default">
      <style:table-cell-properties style:border="none"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ce79" style:family="table-cell" style:parent-style-name="Default" style:data-style-name="N9">
      <style:table-cell-properties fo:border-left="1.0pt solid " fo:border-right="1.0pt solid " fo:border-top="1.0pt solid " fo:border-bottom="1.0pt solid " style:vertical-align="middle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66CC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9966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6666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1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666699" style:text-underline-style="none"/>
    </style:style>
    <style:style style:name="T14" style:family="text">
      <style:text-properties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666699" style:text-underline-style="none"/>
    </style:style>
    <style:style style:name="T1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1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8000" style:text-underline-style="none"/>
    </style:style>
    <style:style style:name="T1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00" style:text-underline-style="none"/>
    </style:style>
    <style:style style:name="T1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20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808080" style:text-underline-style="none"/>
    </style:style>
    <style:style style:name="T2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2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8000" style:text-underline-style="none"/>
    </style:style>
    <style:style style:name="T2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6600" style:text-underline-style="none"/>
    </style:style>
    <style:style style:name="T2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99" style:text-underline-style="none"/>
    </style:style>
    <style:style style:name="T2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2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style:style style:name="T2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6600" style:text-underline-style="none"/>
    </style:style>
    <style:style style:name="T2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T2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3C3C" style:text-underline-style="none"/>
    </style:style>
    <style:style style:name="T3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B050" style:text-underline-style="none"/>
    </style:style>
    <style:style style:name="T3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70C0" style:text-underline-style="none"/>
    </style:style>
    <style:style style:name="T3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3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T3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solid" style:text-underline-type="single"/>
    </style:style>
    <style:style style:name="T3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style:style style:name="T3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3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T3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T3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T40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T4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T4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T4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4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T4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T4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T4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T4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T4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64"/>
        <table:table-column table:style-name="co1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7" table:default-cell-style-name="ce64"/>
        <table:table-column table:style-name="co8" table:number-columns-repeated="2" table:default-cell-style-name="ce64"/>
        <table:table-column table:style-name="co9" table:default-cell-style-name="ce64"/>
        <table:table-column table:style-name="co10" table:default-cell-style-name="ce64"/>
        <table:table-column table:style-name="co1" table:default-cell-style-name="ce15" table:number-columns-repeated="245"/>
        <table:table-row table:style-name="ro2">
          <table:table-cell table:style-name="ce65" table:number-columns-spanned="11" table:number-rows-spanned="1" office:value-type="string">
            <text:p>Daftar Pembelian Tiket Pesawat "YaudsMoGimans Air"</text:p>
          </table:table-cell>
          <table:covered-table-cell table:number-columns-repeated="10"/>
          <table:table-cell table:number-columns-repeated="245"/>
        </table:table-row>
        <table:table-row table:style-name="ro3">
          <table:table-cell table:number-columns-repeated="11" table:style-name="ce67"/>
          <table:table-cell table:number-columns-repeated="245"/>
        </table:table-row>
        <table:table-row table:style-name="ro4">
          <table:table-cell table:number-columns-repeated="2" table:style-name="ce67"/>
          <table:table-cell table:style-name="ce65" office:value-type="string">
            <text:p>Tgl Keberangkatan</text:p>
          </table:table-cell>
          <table:table-cell table:style-name="ce68" office:value-type="date" office:date-value="2020-01-20T00:00:00">
            <text:p>2020/1/20</text:p>
          </table:table-cell>
          <table:table-cell table:number-columns-repeated="7" table:style-name="ce67"/>
          <table:table-cell table:number-columns-repeated="245"/>
        </table:table-row>
        <table:table-row table:style-name="ro1">
          <table:table-cell table:style-name="ce67"/>
          <table:table-cell table:style-name="ce69" office:value-type="string">
            <text:p>No.</text:p>
          </table:table-cell>
          <table:table-cell table:style-name="ce69" office:value-type="string">
            <text:p>Kode Tiket </text:p>
          </table:table-cell>
          <table:table-cell table:style-name="ce69" office:value-type="string">
            <text:p>Nama Penumpang</text:p>
          </table:table-cell>
          <table:table-cell table:style-name="ce69" office:value-type="string">
            <text:p>Tgl Pembelian</text:p>
          </table:table-cell>
          <table:table-cell table:style-name="ce69" office:value-type="string">
            <text:p>Tujuan</text:p>
          </table:table-cell>
          <table:table-cell table:style-name="ce69" office:value-type="string">
            <text:p>Harga</text:p>
          </table:table-cell>
          <table:table-cell table:style-name="ce69" office:value-type="string">
            <text:p>Kelas</text:p>
          </table:table-cell>
          <table:table-cell table:style-name="ce69" office:value-type="string">
            <text:p>Menu</text:p>
          </table:table-cell>
          <table:table-cell table:style-name="ce69" office:value-type="string">
            <text:p>Diskon</text:p>
          </table:table-cell>
          <table:table-cell table:style-name="ce69" office:value-type="string">
            <text:p>Harga Jual</text:p>
          </table:table-cell>
          <table:table-cell table:number-columns-repeated="245"/>
        </table:table-row>
        <table:table-row table:style-name="ro1">
          <table:table-cell table:style-name="ce67"/>
          <table:table-cell table:style-name="ce70" office:value-type="float" office:value="1">
            <text:p>1</text:p>
          </table:table-cell>
          <table:table-cell table:style-name="ce71" office:value-type="string">
            <text:p>AAAX-P1-69</text:p>
          </table:table-cell>
          <table:table-cell table:style-name="ce71" office:value-type="string">
            <text:p>Anggi Gigi</text:p>
          </table:table-cell>
          <table:table-cell table:style-name="ce74" office:value-type="date" office:date-value="2019-11-02T00:00:00">
            <text:p>2-11月-19</text:p>
          </table:table-cell>
          <table:table-cell table:style-name="ce75" table:formula="of:=VLOOKUP(LEFT([.C5];3);[.$B$23:.$D$26];2)" office:value-type="string">
            <text:p>Surga</text:p>
          </table:table-cell>
          <table:table-cell table:style-name="ce76" table:formula="of:=VLOOKUP(LEFT([.C5];3);[.$B$23:.$D$26];3)" office:value-type="float" office:value="350000">
            <text:p>350000</text:p>
          </table:table-cell>
          <table:table-cell table:style-name="ce75" table:formula="of:=VLOOKUP(MID([.C5];4;1);[.$G$23:.I$25];2)" office:value-type="string">
            <text:p>VIP</text:p>
          </table:table-cell>
          <table:table-cell table:style-name="ce75" table:formula="of:=HLOOKUP(MID([.C5];6;2);[.$C$17:.$E$19];2)" office:value-type="string">
            <text:p>Paket A</text:p>
          </table:table-cell>
          <table:table-cell table:style-name="ce76" table:formula="of:=IF([.$D$3]-[.E5]&gt;50;[.G5]*VLOOKUP(MID([.C5];4;1);[.$G$23:.$I$25];3);0)" office:value-type="float" office:value="70000">
            <text:p>70000</text:p>
          </table:table-cell>
          <table:table-cell table:style-name="ce76" table:formula="of:=[.G5]-[.J5]+(HLOOKUP(MID([.C5];6;2);[.$B$17:.$E$19];3))" office:value-type="float" office:value="380000">
            <text:p>380000</text:p>
          </table:table-cell>
          <table:table-cell table:number-columns-repeated="245"/>
        </table:table-row>
        <table:table-row table:style-name="ro1">
          <table:table-cell table:style-name="ce67"/>
          <table:table-cell table:style-name="ce70" office:value-type="float" office:value="2">
            <text:p>2</text:p>
          </table:table-cell>
          <table:table-cell table:style-name="ce71" office:value-type="string">
            <text:p>BAAZ-P3-70</text:p>
          </table:table-cell>
          <table:table-cell table:style-name="ce71" office:value-type="string">
            <text:p>Fikri Memet</text:p>
          </table:table-cell>
          <table:table-cell table:style-name="ce74" office:value-type="date" office:date-value="2019-11-04T00:00:00">
            <text:p>4-11月-19</text:p>
          </table:table-cell>
          <table:table-cell table:style-name="ce75" table:formula="of:=VLOOKUP(LEFT([.C6];3);[.$B$23:.$D$26];2)" office:value-type="string">
            <text:p>Surga</text:p>
          </table:table-cell>
          <table:table-cell table:style-name="ce76" table:formula="of:=VLOOKUP(LEFT([.C6];3);[.$B$23:.$D$26];3)" office:value-type="float" office:value="350000">
            <text:p>350000</text:p>
          </table:table-cell>
          <table:table-cell table:style-name="ce75" table:formula="of:=VLOOKUP(MID([.C6];4;1);[.$G$23:.I$25];2)" office:value-type="string">
            <text:p>Ekonomi</text:p>
          </table:table-cell>
          <table:table-cell table:style-name="ce75" table:formula="of:=HLOOKUP(MID([.C6];6;2);[.$C$17:.$E$19];2)" office:value-type="string">
            <text:p>Paket C</text:p>
          </table:table-cell>
          <table:table-cell table:style-name="ce76" table:formula="of:=IF([.$D$3]-[.E6]&gt;50;[.G6]*VLOOKUP(MID([.C6];4;1);[.$G$23:.$I$25];3);0)" office:value-type="float" office:value="35000">
            <text:p>35000</text:p>
          </table:table-cell>
          <table:table-cell table:style-name="ce76" table:formula="of:=[.G6]-[.J6]+(HLOOKUP(MID([.C6];6;2);[.$B$17:.$E$19];3))" office:value-type="float" office:value="365000">
            <text:p>365000</text:p>
          </table:table-cell>
          <table:table-cell table:number-columns-repeated="245"/>
        </table:table-row>
        <table:table-row table:style-name="ro1">
          <table:table-cell table:style-name="ce67"/>
          <table:table-cell table:style-name="ce70" office:value-type="float" office:value="3">
            <text:p>3</text:p>
          </table:table-cell>
          <table:table-cell table:style-name="ce71" office:value-type="string">
            <text:p>DAAY-P3-71</text:p>
          </table:table-cell>
          <table:table-cell table:style-name="ce71" office:value-type="string">
            <text:p>Arya Dayak</text:p>
          </table:table-cell>
          <table:table-cell table:style-name="ce74" office:value-type="date" office:date-value="2019-11-06T00:00:00">
            <text:p>6-11月-19</text:p>
          </table:table-cell>
          <table:table-cell table:style-name="ce75" table:formula="of:=VLOOKUP(LEFT([.C7];3);[.$B$23:.$D$26];2)" office:value-type="string">
            <text:p>Nganyut</text:p>
          </table:table-cell>
          <table:table-cell table:style-name="ce76" table:formula="of:=VLOOKUP(LEFT([.C7];3);[.$B$23:.$D$26];3)" office:value-type="float" office:value="375000">
            <text:p>375000</text:p>
          </table:table-cell>
          <table:table-cell table:style-name="ce75" table:formula="of:=VLOOKUP(MID([.C7];4;1);[.$G$23:.I$25];2)" office:value-type="string">
            <text:p>BISNIS</text:p>
          </table:table-cell>
          <table:table-cell table:style-name="ce75" table:formula="of:=HLOOKUP(MID([.C7];6;2);[.$C$17:.$E$19];2)" office:value-type="string">
            <text:p>Paket C</text:p>
          </table:table-cell>
          <table:table-cell table:style-name="ce76" table:formula="of:=IF([.$D$3]-[.E7]&gt;50;[.G7]*VLOOKUP(MID([.C7];4;1);[.$G$23:.$I$25];3);0)" office:value-type="float" office:value="56250">
            <text:p>56250</text:p>
          </table:table-cell>
          <table:table-cell table:style-name="ce76" table:formula="of:=[.G7]-[.J7]+(HLOOKUP(MID([.C7];6;2);[.$B$17:.$E$19];3))" office:value-type="float" office:value="368750">
            <text:p>368750</text:p>
          </table:table-cell>
          <table:table-cell table:number-columns-repeated="245"/>
        </table:table-row>
        <table:table-row table:style-name="ro1">
          <table:table-cell table:style-name="ce67"/>
          <table:table-cell table:style-name="ce70" office:value-type="float" office:value="4">
            <text:p>4</text:p>
          </table:table-cell>
          <table:table-cell table:style-name="ce71" office:value-type="string">
            <text:p>CAAX-P2-72</text:p>
          </table:table-cell>
          <table:table-cell table:style-name="ce71" office:value-type="string">
            <text:p>Ical Bawel</text:p>
          </table:table-cell>
          <table:table-cell table:style-name="ce74" office:value-type="date" office:date-value="2019-11-08T00:00:00">
            <text:p>8-11月-19</text:p>
          </table:table-cell>
          <table:table-cell table:style-name="ce75" table:formula="of:=VLOOKUP(LEFT([.C8];3);[.$B$23:.$D$26];2)" office:value-type="string">
            <text:p>Neraka</text:p>
          </table:table-cell>
          <table:table-cell table:style-name="ce76" table:formula="of:=VLOOKUP(LEFT([.C8];3);[.$B$23:.$D$26];3)" office:value-type="float" office:value="300000">
            <text:p>300000</text:p>
          </table:table-cell>
          <table:table-cell table:style-name="ce75" table:formula="of:=VLOOKUP(MID([.C8];4;1);[.$G$23:.I$25];2)" office:value-type="string">
            <text:p>VIP</text:p>
          </table:table-cell>
          <table:table-cell table:style-name="ce75" table:formula="of:=HLOOKUP(MID([.C8];6;2);[.$C$17:.$E$19];2)" office:value-type="string">
            <text:p>Paket B</text:p>
          </table:table-cell>
          <table:table-cell table:style-name="ce76" table:formula="of:=IF([.$D$3]-[.E8]&gt;50;[.G8]*VLOOKUP(MID([.C8];4;1);[.$G$23:.$I$25];3);0)" office:value-type="float" office:value="60000">
            <text:p>60000</text:p>
          </table:table-cell>
          <table:table-cell table:style-name="ce76" table:formula="of:=[.G8]-[.J8]+(HLOOKUP(MID([.C8];6;2);[.$B$17:.$E$19];3))" office:value-type="float" office:value="315000">
            <text:p>315000</text:p>
          </table:table-cell>
          <table:table-cell table:number-columns-repeated="245"/>
        </table:table-row>
        <table:table-row table:style-name="ro1">
          <table:table-cell table:style-name="ce67"/>
          <table:table-cell table:style-name="ce70" office:value-type="float" office:value="5">
            <text:p>5</text:p>
          </table:table-cell>
          <table:table-cell table:style-name="ce71" office:value-type="string">
            <text:p>AAAX-P1-73</text:p>
          </table:table-cell>
          <table:table-cell table:style-name="ce71" office:value-type="string">
            <text:p>Tole Grendeng</text:p>
          </table:table-cell>
          <table:table-cell table:style-name="ce74" office:value-type="date" office:date-value="2019-11-10T00:00:00">
            <text:p>10-11月-19</text:p>
          </table:table-cell>
          <table:table-cell table:style-name="ce75" table:formula="of:=VLOOKUP(LEFT([.C9];3);[.$B$23:.$D$26];2)" office:value-type="string">
            <text:p>Surga</text:p>
          </table:table-cell>
          <table:table-cell table:style-name="ce76" table:formula="of:=VLOOKUP(LEFT([.C9];3);[.$B$23:.$D$26];3)" office:value-type="float" office:value="350000">
            <text:p>350000</text:p>
          </table:table-cell>
          <table:table-cell table:style-name="ce75" table:formula="of:=VLOOKUP(MID([.C9];4;1);[.$G$23:.I$25];2)" office:value-type="string">
            <text:p>VIP</text:p>
          </table:table-cell>
          <table:table-cell table:style-name="ce75" table:formula="of:=HLOOKUP(MID([.C9];6;2);[.$C$17:.$E$19];2)" office:value-type="string">
            <text:p>Paket A</text:p>
          </table:table-cell>
          <table:table-cell table:style-name="ce76" table:formula="of:=IF([.$D$3]-[.E9]&gt;50;[.G9]*VLOOKUP(MID([.C9];4;1);[.$G$23:.$I$25];3);0)" office:value-type="float" office:value="70000">
            <text:p>70000</text:p>
          </table:table-cell>
          <table:table-cell table:style-name="ce76" table:formula="of:=[.G9]-[.J9]+(HLOOKUP(MID([.C9];6;2);[.$B$17:.$E$19];3))" office:value-type="float" office:value="380000">
            <text:p>380000</text:p>
          </table:table-cell>
          <table:table-cell table:number-columns-repeated="245"/>
        </table:table-row>
        <table:table-row table:style-name="ro1">
          <table:table-cell table:style-name="ce67"/>
          <table:table-cell table:style-name="ce70" office:value-type="float" office:value="6">
            <text:p>6</text:p>
          </table:table-cell>
          <table:table-cell table:style-name="ce71" office:value-type="string">
            <text:p>AAAZ-P2-74</text:p>
          </table:table-cell>
          <table:table-cell table:style-name="ce71" office:value-type="string">
            <text:p>Adlan Susu</text:p>
          </table:table-cell>
          <table:table-cell table:style-name="ce74" office:value-type="date" office:date-value="2019-12-07T00:00:00">
            <text:p>7-12月-19</text:p>
          </table:table-cell>
          <table:table-cell table:style-name="ce75" table:formula="of:=VLOOKUP(LEFT([.C10];3);[.$B$23:.$D$26];2)" office:value-type="string">
            <text:p>Surga</text:p>
          </table:table-cell>
          <table:table-cell table:style-name="ce76" table:formula="of:=VLOOKUP(LEFT([.C10];3);[.$B$23:.$D$26];3)" office:value-type="float" office:value="350000">
            <text:p>350000</text:p>
          </table:table-cell>
          <table:table-cell table:style-name="ce75" table:formula="of:=VLOOKUP(MID([.C10];4;1);[.$G$23:.I$25];2)" office:value-type="string">
            <text:p>Ekonomi</text:p>
          </table:table-cell>
          <table:table-cell table:style-name="ce75" table:formula="of:=HLOOKUP(MID([.C10];6;2);[.$C$17:.$E$19];2)" office:value-type="string">
            <text:p>Paket B</text:p>
          </table:table-cell>
          <table:table-cell table:style-name="ce76" table:formula="of:=IF([.$D$3]-[.E10]&gt;50;[.G10]*VLOOKUP(MID([.C10];4;1);[.$G$23:.$I$25];3);0)" office:value-type="float" office:value="0">
            <text:p>0</text:p>
          </table:table-cell>
          <table:table-cell table:style-name="ce76" table:formula="of:=[.G10]-[.J10]+(HLOOKUP(MID([.C10];6;2);[.$B$17:.$E$19];3))" office:value-type="float" office:value="425000">
            <text:p>425000</text:p>
          </table:table-cell>
          <table:table-cell table:number-columns-repeated="245"/>
        </table:table-row>
        <table:table-row table:style-name="ro5">
          <table:table-cell table:style-name="ce67"/>
          <table:table-cell table:style-name="ce70" office:value-type="float" office:value="7">
            <text:p>7</text:p>
          </table:table-cell>
          <table:table-cell table:style-name="ce71" office:value-type="string">
            <text:p>BAAY-P2-75</text:p>
          </table:table-cell>
          <table:table-cell table:style-name="ce71" office:value-type="string">
            <text:p>Andri Sandoro</text:p>
          </table:table-cell>
          <table:table-cell table:style-name="ce74" office:value-type="date" office:date-value="2019-12-10T00:00:00">
            <text:p>10-12月-19</text:p>
          </table:table-cell>
          <table:table-cell table:style-name="ce75" table:formula="of:=VLOOKUP(LEFT([.C11];3);[.$B$23:.$D$26];2)" office:value-type="string">
            <text:p>Surga</text:p>
          </table:table-cell>
          <table:table-cell table:style-name="ce76" table:formula="of:=VLOOKUP(LEFT([.C11];3);[.$B$23:.$D$26];3)" office:value-type="float" office:value="350000">
            <text:p>350000</text:p>
          </table:table-cell>
          <table:table-cell table:style-name="ce75" table:formula="of:=VLOOKUP(MID([.C11];4;1);[.$G$23:.I$25];2)" office:value-type="string">
            <text:p>BISNIS</text:p>
          </table:table-cell>
          <table:table-cell table:style-name="ce75" table:formula="of:=HLOOKUP(MID([.C11];6;2);[.$C$17:.$E$19];2)" office:value-type="string">
            <text:p>Paket B</text:p>
          </table:table-cell>
          <table:table-cell table:style-name="ce76" table:formula="of:=IF([.$D$3]-[.E11]&gt;50;[.G11]*VLOOKUP(MID([.C11];4;1);[.$G$23:.$I$25];3);0)" office:value-type="float" office:value="0">
            <text:p>0</text:p>
          </table:table-cell>
          <table:table-cell table:style-name="ce76" table:formula="of:=[.G11]-[.J11]+(HLOOKUP(MID([.C11];6;2);[.$B$17:.$E$19];3))" office:value-type="float" office:value="425000">
            <text:p>425000</text:p>
          </table:table-cell>
          <table:table-cell table:number-columns-repeated="245"/>
        </table:table-row>
        <table:table-row table:style-name="ro6">
          <table:table-cell table:style-name="ce67"/>
          <table:table-cell table:style-name="ce70" office:value-type="float" office:value="8">
            <text:p>8</text:p>
          </table:table-cell>
          <table:table-cell table:style-name="ce71" office:value-type="string">
            <text:p>CAAY-P3-76</text:p>
          </table:table-cell>
          <table:table-cell table:style-name="ce71" office:value-type="string">
            <text:p>Dani Jamet</text:p>
          </table:table-cell>
          <table:table-cell table:style-name="ce74" office:value-type="date" office:date-value="2020-01-10T00:00:00">
            <text:p>10-1月-20</text:p>
          </table:table-cell>
          <table:table-cell table:style-name="ce75" table:formula="of:=VLOOKUP(LEFT([.C12];3);[.$B$23:.$D$26];2)" office:value-type="string">
            <text:p>Neraka</text:p>
          </table:table-cell>
          <table:table-cell table:style-name="ce76" table:formula="of:=VLOOKUP(LEFT([.C12];3);[.$B$23:.$D$26];3)" office:value-type="float" office:value="300000">
            <text:p>300000</text:p>
          </table:table-cell>
          <table:table-cell table:style-name="ce75" table:formula="of:=VLOOKUP(MID([.C12];4;1);[.$G$23:.I$25];2)" office:value-type="string">
            <text:p>BISNIS</text:p>
          </table:table-cell>
          <table:table-cell table:style-name="ce75" table:formula="of:=HLOOKUP(MID([.C12];6;2);[.$C$17:.$E$19];2)" office:value-type="string">
            <text:p>Paket C</text:p>
          </table:table-cell>
          <table:table-cell table:style-name="ce76" table:formula="of:=IF([.$D$3]-[.E12]&gt;50;[.G12]*VLOOKUP(MID([.C12];4;1);[.$G$23:.$I$25];3);0)" office:value-type="float" office:value="0">
            <text:p>0</text:p>
          </table:table-cell>
          <table:table-cell table:style-name="ce76" table:formula="of:=[.G12]-[.J12]+(HLOOKUP(MID([.C12];6;2);[.$B$17:.$E$19];3))" office:value-type="float" office:value="350000">
            <text:p>350000</text:p>
          </table:table-cell>
          <table:table-cell table:number-columns-repeated="245"/>
        </table:table-row>
        <table:table-row table:style-name="ro7">
          <table:table-cell table:style-name="ce67"/>
          <table:table-cell table:style-name="ce70" office:value-type="float" office:value="9">
            <text:p>9</text:p>
          </table:table-cell>
          <table:table-cell table:style-name="ce71" office:value-type="string">
            <text:p>DAAZ-P1-77</text:p>
          </table:table-cell>
          <table:table-cell table:style-name="ce71" office:value-type="string">
            <text:p>Fariz Download</text:p>
          </table:table-cell>
          <table:table-cell table:style-name="ce74" office:value-type="date" office:date-value="2020-01-13T00:00:00">
            <text:p>13-1月-20</text:p>
          </table:table-cell>
          <table:table-cell table:style-name="ce75" table:formula="of:=VLOOKUP(LEFT([.C13];3);[.$B$23:.$D$26];2)" office:value-type="string">
            <text:p>Nganyut</text:p>
          </table:table-cell>
          <table:table-cell table:style-name="ce76" table:formula="of:=VLOOKUP(LEFT([.C13];3);[.$B$23:.$D$26];3)" office:value-type="float" office:value="375000">
            <text:p>375000</text:p>
          </table:table-cell>
          <table:table-cell table:style-name="ce75" table:formula="of:=VLOOKUP(MID([.C13];4;1);[.$G$23:.I$25];2)" office:value-type="string">
            <text:p>Ekonomi</text:p>
          </table:table-cell>
          <table:table-cell table:style-name="ce75" table:formula="of:=HLOOKUP(MID([.C13];6;2);[.$C$17:.$E$19];2)" office:value-type="string">
            <text:p>Paket A</text:p>
          </table:table-cell>
          <table:table-cell table:style-name="ce76" table:formula="of:=IF([.$D$3]-[.E13]&gt;50;[.G13]*VLOOKUP(MID([.C13];4;1);[.$G$23:.$I$25];3);0)" office:value-type="float" office:value="0">
            <text:p>0</text:p>
          </table:table-cell>
          <table:table-cell table:style-name="ce76" table:formula="of:=[.G13]-[.J13]+(HLOOKUP(MID([.C13];6;2);[.$B$17:.$E$19];3))" office:value-type="float" office:value="475000">
            <text:p>475000</text:p>
          </table:table-cell>
          <table:table-cell table:number-columns-repeated="245"/>
        </table:table-row>
        <table:table-row table:style-name="ro6">
          <table:table-cell table:style-name="ce67"/>
          <table:table-cell table:style-name="ce70" office:value-type="float" office:value="10">
            <text:p>10</text:p>
          </table:table-cell>
          <table:table-cell table:style-name="ce71" office:value-type="string">
            <text:p>CAAX-P2-78</text:p>
          </table:table-cell>
          <table:table-cell table:style-name="ce71" office:value-type="string">
            <text:p>Feres Gaul</text:p>
          </table:table-cell>
          <table:table-cell table:style-name="ce74" office:value-type="date" office:date-value="2020-01-15T00:00:00">
            <text:p>15-1月-20</text:p>
          </table:table-cell>
          <table:table-cell table:style-name="ce75" table:formula="of:=VLOOKUP(LEFT([.C14];3);[.$B$23:.$D$26];2)" office:value-type="string">
            <text:p>Neraka</text:p>
          </table:table-cell>
          <table:table-cell table:style-name="ce76" table:formula="of:=VLOOKUP(LEFT([.C14];3);[.$B$23:.$D$26];3)" office:value-type="float" office:value="300000">
            <text:p>300000</text:p>
          </table:table-cell>
          <table:table-cell table:style-name="ce75" table:formula="of:=VLOOKUP(MID([.C14];4;1);[.$G$23:.I$25];2)" office:value-type="string">
            <text:p>VIP</text:p>
          </table:table-cell>
          <table:table-cell table:style-name="ce75" table:formula="of:=HLOOKUP(MID([.C14];6;2);[.$C$17:.$E$19];2)" office:value-type="string">
            <text:p>Paket B</text:p>
          </table:table-cell>
          <table:table-cell table:style-name="ce76" table:formula="of:=IF([.$D$3]-[.E14]&gt;50;[.G14]*VLOOKUP(MID([.C14];4;1);[.$G$23:.$I$25];3);0)" office:value-type="float" office:value="0">
            <text:p>0</text:p>
          </table:table-cell>
          <table:table-cell table:style-name="ce76" table:formula="of:=[.G14]-[.J14]+(HLOOKUP(MID([.C14];6;2);[.$B$17:.$E$19];3))" office:value-type="float" office:value="375000">
            <text:p>375000</text:p>
          </table:table-cell>
          <table:table-cell table:number-columns-repeated="245"/>
        </table:table-row>
        <table:table-row table:style-name="ro1">
          <table:table-cell table:number-columns-repeated="7" table:style-name="ce67"/>
          <table:table-cell table:style-name="ce69" table:number-columns-spanned="3" table:number-rows-spanned="1" office:value-type="string">
            <text:p>Total Pembelian</text:p>
          </table:table-cell>
          <table:covered-table-cell table:number-columns-repeated="2"/>
          <table:table-cell table:style-name="ce77" table:formula="of:=SUM([.K5:.K14])" office:value-type="float" office:value="3858750">
            <text:p>3858750</text:p>
          </table:table-cell>
          <table:table-cell table:number-columns-repeated="245"/>
        </table:table-row>
        <table:table-row table:style-name="ro1">
          <table:table-cell table:style-name="ce67"/>
          <table:table-cell table:style-name="ce72" office:value-type="string">
            <text:p>Tabel Menu Makanan</text:p>
          </table:table-cell>
          <table:table-cell table:number-columns-repeated="5" table:style-name="ce67"/>
          <table:table-cell table:style-name="ce69" table:number-columns-spanned="3" table:number-rows-spanned="1" office:value-type="string">
            <text:p>Jumlah Pembelian Kelas VIP</text:p>
          </table:table-cell>
          <table:covered-table-cell table:number-columns-repeated="2"/>
          <table:table-cell table:style-name="ce77" table:formula="of:=COUNTIF([.H5:.H14];&quot;VIP&quot;)" office:value-type="float" office:value="4">
            <text:p>4</text:p>
          </table:table-cell>
          <table:table-cell table:number-columns-repeated="245"/>
        </table:table-row>
        <table:table-row table:style-name="ro1">
          <table:table-cell table:style-name="ce67"/>
          <table:table-cell table:style-name="ce69" office:value-type="string">
            <text:p>Kode</text:p>
          </table:table-cell>
          <table:table-cell table:style-name="ce69" office:value-type="string">
            <text:p>P1</text:p>
          </table:table-cell>
          <table:table-cell table:style-name="ce69" office:value-type="string">
            <text:p>P2</text:p>
          </table:table-cell>
          <table:table-cell table:style-name="ce69" office:value-type="string">
            <text:p>P3</text:p>
          </table:table-cell>
          <table:table-cell table:number-columns-repeated="5" table:style-name="ce67"/>
          <table:table-cell table:style-name="ce78"/>
          <table:table-cell table:number-columns-repeated="245"/>
        </table:table-row>
        <table:table-row table:style-name="ro1">
          <table:table-cell table:style-name="ce67"/>
          <table:table-cell table:style-name="ce69" office:value-type="string">
            <text:p>Menu</text:p>
          </table:table-cell>
          <table:table-cell table:style-name="ce69" office:value-type="string">
            <text:p>Paket A</text:p>
          </table:table-cell>
          <table:table-cell table:style-name="ce69" office:value-type="string">
            <text:p>Paket B</text:p>
          </table:table-cell>
          <table:table-cell table:style-name="ce69" office:value-type="string">
            <text:p>Paket C</text:p>
          </table:table-cell>
          <table:table-cell table:number-columns-repeated="5" table:style-name="ce67"/>
          <table:table-cell table:style-name="ce78"/>
          <table:table-cell table:number-columns-repeated="245"/>
        </table:table-row>
        <table:table-row table:style-name="ro1">
          <table:table-cell table:style-name="ce67"/>
          <table:table-cell table:style-name="ce71" office:value-type="string">
            <text:p>Harga</text:p>
          </table:table-cell>
          <table:table-cell table:style-name="ce73" office:value-type="float" office:value="100000">
            <text:p>100000</text:p>
          </table:table-cell>
          <table:table-cell table:style-name="ce73" office:value-type="float" office:value="75000">
            <text:p>75000</text:p>
          </table:table-cell>
          <table:table-cell table:style-name="ce73" office:value-type="float" office:value="50000">
            <text:p>50000</text:p>
          </table:table-cell>
          <table:table-cell table:number-columns-repeated="5" table:style-name="ce67"/>
          <table:table-cell table:style-name="ce78"/>
          <table:table-cell table:number-columns-repeated="245"/>
        </table:table-row>
        <table:table-row table:style-name="ro1">
          <table:table-cell table:number-columns-repeated="10" table:style-name="ce67"/>
          <table:table-cell table:style-name="ce78"/>
          <table:table-cell table:number-columns-repeated="245"/>
        </table:table-row>
        <table:table-row table:style-name="ro1">
          <table:table-cell table:style-name="ce67"/>
          <table:table-cell table:style-name="ce72" office:value-type="string">
            <text:p>Tabel Tujuan</text:p>
          </table:table-cell>
          <table:table-cell table:number-columns-repeated="4" table:style-name="ce67"/>
          <table:table-cell table:style-name="ce72" office:value-type="string">
            <text:p>Tabel Kelas</text:p>
          </table:table-cell>
          <table:table-cell table:number-columns-repeated="3" table:style-name="ce67"/>
          <table:table-cell table:style-name="ce78"/>
          <table:table-cell table:number-columns-repeated="245"/>
        </table:table-row>
        <table:table-row table:style-name="ro1">
          <table:table-cell table:style-name="ce67"/>
          <table:table-cell table:style-name="ce69" office:value-type="string">
            <text:p>Kode</text:p>
          </table:table-cell>
          <table:table-cell table:style-name="ce69" office:value-type="string">
            <text:p>Tujuan</text:p>
          </table:table-cell>
          <table:table-cell table:style-name="ce69" office:value-type="string">
            <text:p>Harga</text:p>
          </table:table-cell>
          <table:table-cell table:number-columns-repeated="2" table:style-name="ce67"/>
          <table:table-cell table:style-name="ce69" office:value-type="string">
            <text:p>Kode</text:p>
          </table:table-cell>
          <table:table-cell table:style-name="ce69" office:value-type="string">
            <text:p>Kelas</text:p>
          </table:table-cell>
          <table:table-cell table:style-name="ce69" office:value-type="string">
            <text:p>Diskon</text:p>
          </table:table-cell>
          <table:table-cell table:style-name="ce67"/>
          <table:table-cell table:style-name="ce78"/>
          <table:table-cell table:number-columns-repeated="245"/>
        </table:table-row>
        <table:table-row table:style-name="ro1">
          <table:table-cell table:style-name="ce67"/>
          <table:table-cell table:style-name="ce71" office:value-type="string">
            <text:p>AAA</text:p>
          </table:table-cell>
          <table:table-cell table:style-name="ce71" office:value-type="string">
            <text:p>Surga</text:p>
          </table:table-cell>
          <table:table-cell table:style-name="ce73" office:value-type="float" office:value="350000">
            <text:p>350000</text:p>
          </table:table-cell>
          <table:table-cell table:number-columns-repeated="2" table:style-name="ce67"/>
          <table:table-cell table:style-name="ce71" office:value-type="string">
            <text:p>x</text:p>
          </table:table-cell>
          <table:table-cell table:style-name="ce71" office:value-type="string">
            <text:p>VIP</text:p>
          </table:table-cell>
          <table:table-cell table:style-name="ce79" office:value-type="percentage" office:value="0.2">
            <text:p>20%</text:p>
          </table:table-cell>
          <table:table-cell table:style-name="ce67"/>
          <table:table-cell table:style-name="ce78"/>
          <table:table-cell table:number-columns-repeated="245"/>
        </table:table-row>
        <table:table-row table:style-name="ro1">
          <table:table-cell table:style-name="ce67"/>
          <table:table-cell table:style-name="ce71" office:value-type="string">
            <text:p>BBB</text:p>
          </table:table-cell>
          <table:table-cell table:style-name="ce71" office:value-type="string">
            <text:p>Neraka</text:p>
          </table:table-cell>
          <table:table-cell table:style-name="ce73" office:value-type="float" office:value="300000">
            <text:p>300000</text:p>
          </table:table-cell>
          <table:table-cell table:number-columns-repeated="2" table:style-name="ce67"/>
          <table:table-cell table:style-name="ce71" office:value-type="string">
            <text:p>y</text:p>
          </table:table-cell>
          <table:table-cell table:style-name="ce71" office:value-type="string">
            <text:p>BISNIS</text:p>
          </table:table-cell>
          <table:table-cell table:style-name="ce79" office:value-type="percentage" office:value="0.15">
            <text:p>15%</text:p>
          </table:table-cell>
          <table:table-cell table:style-name="ce67"/>
          <table:table-cell table:style-name="ce78"/>
          <table:table-cell table:number-columns-repeated="245"/>
        </table:table-row>
        <table:table-row table:style-name="ro1">
          <table:table-cell table:style-name="ce67"/>
          <table:table-cell table:style-name="ce71" office:value-type="string">
            <text:p>CCC</text:p>
          </table:table-cell>
          <table:table-cell table:style-name="ce71" office:value-type="string">
            <text:p>Nganyut</text:p>
          </table:table-cell>
          <table:table-cell table:style-name="ce73" office:value-type="float" office:value="375000">
            <text:p>375000</text:p>
          </table:table-cell>
          <table:table-cell table:number-columns-repeated="2" table:style-name="ce67"/>
          <table:table-cell table:style-name="ce71" office:value-type="string">
            <text:p>z</text:p>
          </table:table-cell>
          <table:table-cell table:style-name="ce71" office:value-type="string">
            <text:p>Ekonomi</text:p>
          </table:table-cell>
          <table:table-cell table:style-name="ce79" office:value-type="percentage" office:value="0.1">
            <text:p>10%</text:p>
          </table:table-cell>
          <table:table-cell table:style-name="ce67"/>
          <table:table-cell table:style-name="ce78"/>
          <table:table-cell table:number-columns-repeated="245"/>
        </table:table-row>
        <table:table-row table:style-name="ro1">
          <table:table-cell table:style-name="ce67"/>
          <table:table-cell table:style-name="ce71" office:value-type="string">
            <text:p>DDD</text:p>
          </table:table-cell>
          <table:table-cell table:style-name="ce71" office:value-type="string">
            <text:p>Muter-Muter</text:p>
          </table:table-cell>
          <table:table-cell table:style-name="ce73" office:value-type="float" office:value="325000">
            <text:p>325000</text:p>
          </table:table-cell>
          <table:table-cell table:number-columns-repeated="6" table:style-name="ce67"/>
          <table:table-cell table:style-name="ce78"/>
          <table:table-cell table:number-columns-repeated="245"/>
        </table:table-row>
        <table:table-row table:number-rows-repeated="65510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Times New Roman" svg:font-family="Times New Roman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date-style style:name="N15">
      <number:day/>
      <number:text>-</number:text>
      <number:month number:textual="true"/>
      <number:text>-</number:text>
      <number:year/>
    </number:date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</number:text>
      <number:text>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6P0" style:volatile="true">
      <number:text>  </number:text>
      <number:number number:min-integer-digits="1" number:grouping="true" number:decimal-places="2"/>
      <number:text> </number:text>
    </number:number-style>
    <number:number-style style:name="N176P1" style:volatile="true">
      <number:text>  </number:text>
      <number:text>-</number:text>
      <number:number number:min-integer-digits="1" number:grouping="true" number:decimal-places="2"/>
      <number:text> </number:text>
    </number:number-style>
    <number:text-style style:name="N176P2" style:volatile="true">
      <number:text>  </number:text>
      <number:text>- </number:text>
    </number:text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 </number:text>
      <number:number number:decimal-places="0" number:min-integer-digits="1" number:grouping="true"/>
      <number:text> </number:text>
    </number:number-style>
    <number:number-style style:name="N177P1" style:volatile="true">
      <number:text>  </number:text>
      <number:text>-</number:text>
      <number:number number:decimal-places="0" number:min-integer-digits="1" number:grouping="true"/>
      <number:text> </number:text>
    </number:number-style>
    <number:text-style style:name="N177P2" style:volatile="true">
      <number:text>  </number:text>
      <number:text>- </number:text>
    </number:text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60% - Accent6" style:family="table-cell">
      <style:table-cell-properties fo:background-color="#A9D18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40% - Accent6" style:family="table-cell">
      <style:table-cell-properties fo:background-color="#C5E0B4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60% - Accent5" style:family="table-cell">
      <style:table-cell-properties fo:background-color="#8FAAD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Accent6" style:family="table-cell">
      <style:table-cell-properties fo:background-color="#70AD47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40% - Accent5" style:family="table-cell">
      <style:table-cell-properties fo:background-color="#B4C7E7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20% - Accent5" style:family="table-cell">
      <style:table-cell-properties fo:background-color="#DAE3F3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60% - Accent4" style:family="table-cell">
      <style:table-cell-properties fo:background-color="#FFD96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Accent5" style:family="table-cell">
      <style:table-cell-properties fo:background-color="#4472C4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40% - Accent4" style:family="table-cell">
      <style:table-cell-properties fo:background-color="#FFE6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Accent4" style:family="table-cell">
      <style:table-cell-properties fo:background-color="#FFC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Linked Cell" style:family="table-cell">
      <style:table-cell-properties fo:border-bottom="3.0pt double #FF8001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40% - Accent3" style:family="table-cell">
      <style:table-cell-properties fo:background-color="#DBDBDB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60% - Accent2" style:family="table-cell">
      <style:table-cell-properties fo:background-color="#F4B183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Accent3" style:family="table-cell">
      <style:table-cell-properties fo:background-color="#A5A5A5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40% - Accent2" style:family="table-cell">
      <style:table-cell-properties fo:background-color="#F8CBA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20% - Accent2" style:family="table-cell">
      <style:table-cell-properties fo:background-color="#FBE5D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Accent2" style:family="table-cell">
      <style:table-cell-properties fo:background-color="#ED7D31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40% - Accent1" style:family="table-cell">
      <style:table-cell-properties fo:background-color="#BDD7E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Accent1" style:family="table-cell">
      <style:table-cell-properties fo:background-color="#5B9BD5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Comma [0]" style:family="table-cell" style:data-style-name="N177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Neutral" style:family="table-cell">
      <style:table-cell-properties fo:background-color="#FFEB9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60% - Accent1" style:family="table-cell">
      <style:table-cell-properties fo:background-color="#9DC3E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Bad" style:family="table-cell">
      <style:table-cell-properties fo:background-color="#FFC7C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20% - Accent4" style:family="table-cell">
      <style:table-cell-properties fo:background-color="#FFF2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Total" style:family="table-cell">
      <style:table-cell-properties fo:border-top="1.0pt solid #5B9BD5" fo:border-bottom="3.0pt double #5B9BD5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Output" style:family="table-cell">
      <style:table-cell-properties fo:border-left="1.0pt solid #3F3F3F" fo:border-right="1.0pt solid #3F3F3F" fo:border-top="1.0pt solid #3F3F3F" fo:border-bottom="1.0pt solid #3F3F3F" fo:background-color="#F2F2F2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Currency" style:family="table-cell" style:data-style-name="N44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20% - Accent3" style:family="table-cell">
      <style:table-cell-properties fo:background-color="#EDEDE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Note" style:family="table-cell">
      <style:table-cell-properties fo:border-left="1.0pt solid #B2B2B2" fo:border-right="1.0pt solid #B2B2B2" fo:border-top="1.0pt solid #B2B2B2" fo:border-bottom="1.0pt solid #B2B2B2" fo:background-color="#FF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Input" style:family="table-cell">
      <style:table-cell-properties fo:border-left="1.0pt solid #7F7F7F" fo:border-right="1.0pt solid #7F7F7F" fo:border-top="1.0pt solid #7F7F7F" fo:border-bottom="1.0pt solid #7F7F7F"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Heading 4" style:family="table-cell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Calculation" style:family="table-cell">
      <style:table-cell-properties fo:border-left="1.0pt solid #7F7F7F" fo:border-right="1.0pt solid #7F7F7F" fo:border-top="1.0pt solid #7F7F7F" fo:border-bottom="1.0pt solid #7F7F7F" fo:background-color="#F2F2F2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Good" style:family="table-cell">
      <style:table-cell-properties fo:background-color="#C6EFC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Heading 3" style:family="table-cell">
      <style:table-cell-properties fo:border-bottom="2.5pt solid #ADCDEA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CExplanatory Text" style:family="table-cell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60% - Accent3" style:family="table-cell">
      <style:table-cell-properties fo:background-color="#C9C9C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CFCFC" style:text-underline-style="none"/>
    </style:style>
    <style:style style:name="Currency [0]" style:family="table-cell" style:data-style-name="N42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Heading 1" style:family="table-cell">
      <style:table-cell-properties fo:border-bottom="2.5pt solid #5B9BD5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20% - Accent6" style:family="table-cell">
      <style:table-cell-properties fo:background-color="#E2F0D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Title" style:family="table-cell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Warning Text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20% - Accent1" style:family="table-cell">
      <style:table-cell-properties fo:background-color="#DEEBF7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style:style style:name="Followed Hyperlink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solid" style:text-underline-type="single"/>
    </style:style>
    <style:style style:name="Heading 2" style:family="table-cell">
      <style:table-cell-properties fo:border-bottom="2.5pt solid #5B9BD5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Comma" style:family="table-cell" style:data-style-name="N176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  <style:style style:name="Check Cell" style:family="table-cell">
      <style:table-cell-properties fo:border-left="3.0pt double #3F3F3F" fo:border-right="3.0pt double #3F3F3F" fo:border-top="3.0pt double #3F3F3F" fo:border-bottom="3.0pt double #3F3F3F" fo:background-color="#A5A5A5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Percent" style:family="table-cell" style:data-style-name="N9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C3C3C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1in" fo:margin-bottom="0.51in" style:first-page-number="continue" style:print="zero-values"/>
      <style:header-style>
        <style:header-footer-properties fo:min-height="0.49in" fo:margin-left="0in" fo:margin-right="0in" fo:margin-bottom="0in"/>
      </style:header-style>
      <style:footer-style>
        <style:header-footer-properties fo:min-height="0.49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initial-creator>banisholih</meta:initial-creator>
    <meta:creation-date>2016-12-07T08:17:36</meta:creation-date>
    <dc:date>2016-12-07T10:41:27</dc:date>
    <meta:user-defined meta:name="KSOProductBuildVer">1033-10.1.0.5672</meta:user-defined>
    <meta:user-defined meta:name="퀀_generated_2.-2147483648" meta:value-type="float">2052</meta:user-defined>
  </office:meta>
</office:document-meta>
</file>